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8cm" draw:marker-end-width="0.28cm" draw:fill-color="#ffffff" draw:textarea-horizontal-align="justify" draw:textarea-vertical-align="middle" draw:auto-grow-height="false" fo:min-height="0.196cm" fo:min-width="3.44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ff" draw:marker-start-width="0.28cm" draw:marker-end-width="0.28cm" draw:fill-color="#ffffff" draw:textarea-horizontal-align="justify" draw:textarea-vertical-align="middle" draw:auto-grow-height="false" fo:min-height="0.196cm" fo:min-width="3.446cm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/>
      <style:text-properties fo:font-size="9pt" fo:letter-spacing="-0.06cm" style:font-size-asian="9pt" style:font-size-complex="9pt"/>
    </style:style>
    <style:style style:name="P5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6cm" svg:y1="3.75cm" svg:x2="10cm" svg:y2="3.75cm">
          <text:p/>
        </draw:line>
        <draw:custom-shape draw:style-name="gr2" draw:text-style-name="P2" draw:layer="layout" svg:width="4cm" svg:height="0.5cm" svg:x="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2cm" svg:height="0.2cm" svg:x="6cm" svg:y="3.65cm">
          <text:p text:style-name="P3"><text:span text:style-name="T1">Jp 02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9.8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cm" svg:y1="5.25cm" svg:x2="10cm" svg:y2="5.25cm">
          <text:p/>
        </draw:line>
        <draw:custom-shape draw:style-name="gr4" draw:text-style-name="P2" draw:layer="layout" svg:width="0.2cm" svg:height="0.2cm" svg:x="6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9.8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cm" svg:height="0.5cm" svg:x="6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5cm" svg:x="6cm" svg:y="6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5.7cm" svg:x2="10cm" svg:y2="5.7cm">
          <text:p/>
        </draw:line>
        <draw:custom-shape draw:style-name="gr8" draw:text-style-name="P2" draw:layer="layout" svg:width="0.2cm" svg:height="0.2cm" svg:x="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9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cm" svg:y1="7.25cm" svg:x2="10cm" svg:y2="7.25cm">
          <text:p/>
        </draw:line>
        <draw:custom-shape draw:style-name="gr8" draw:text-style-name="P2" draw:layer="layout" svg:width="0.2cm" svg:height="0.2cm" svg:x="6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9.8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5:31:08.974556688</meta:creation-date>
    <dc:date>2022-07-19T15:46:12.907953966</dc:date>
    <meta:editing-duration>PT4M2S</meta:editing-duration>
    <meta:editing-cycles>2</meta:editing-cycles>
    <meta:generator>LibreOffice/7.3.4.2$Linux_X86_64 LibreOffice_project/30$Build-2</meta:generator>
    <meta:document-statistic meta:object-count="39"/>
  </office:meta>
</office:document-meta>
</file>